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etendo" svg:font-family="Pretend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measure">
      <style:graphic-properties draw:stroke="none" svg:stroke-width="0.212cm" draw:marker-start-width="0.518cm" draw:marker-end-width="0.518cm" draw:fill="solid" draw:fill-color="#ffffff" draw:textarea-vertical-align="middle" draw:auto-grow-height="false" fo:min-height="1.236cm" fo:min-width="0.986cm" fo:padding-top="0.231cm" fo:padding-bottom="0.231cm" fo:padding-left="0.356cm" fo:padding-right="0.356cm"/>
    </style:style>
    <style:style style:name="gr3" style:family="graphic" style:parent-style-name="measure">
      <style:graphic-properties draw:stroke="none" svg:stroke-width="0.212cm" draw:marker-start-width="0.518cm" draw:marker-end-width="0.518cm" draw:fill="solid" draw:fill-color="#ffffff" draw:textarea-vertical-align="top" draw:auto-grow-height="false" fo:min-height="1.024cm" fo:min-width="0.774cm" fo:padding-top="0.231cm" fo:padding-bottom="0.231cm" fo:padding-left="0.356cm" fo:padding-right="0.3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line-height-at-least="1.2cm" fo:text-align="center"/>
    </style:style>
    <style:style style:name="P3" style:family="paragraph">
      <loext:graphic-properties draw:fill="solid" draw:fill-color="#ffffff"/>
      <style:paragraph-properties style:line-height-at-least="1.2cm" fo:text-align="center"/>
      <style:text-properties style:font-name="Pretendo" fo:font-size="30pt" style:font-size-asian="30pt" style:font-size-complex="30pt"/>
    </style:style>
    <style:style style:name="P4" style:family="paragraph">
      <style:paragraph-properties fo:margin-top="0cm" fo:margin-bottom="0cm" fo:line-height="0.75cm" fo:text-align="center"/>
      <style:text-properties fo:font-size="11pt" style:font-size-asian="11pt" style:font-size-complex="11pt"/>
    </style:style>
    <style:style style:name="P5" style:family="paragraph">
      <loext:graphic-properties draw:fill="solid" draw:fill-color="#ffffff"/>
      <style:paragraph-properties fo:margin-top="0cm" fo:margin-bottom="0cm" fo:line-height="0.75cm" fo:text-align="center"/>
      <style:text-properties style:font-name="Pretendo" fo:font-size="11pt" style:font-size-asian="11pt" style:font-size-complex="11pt"/>
    </style:style>
    <style:style style:name="P6" style:family="paragraph">
      <style:paragraph-properties fo:margin-top="0cm" fo:margin-bottom="0cm" fo:line-height="0.75cm" fo:text-align="center"/>
      <style:text-properties fo:font-size="12pt" style:font-size-asian="12pt" style:font-size-complex="12pt"/>
    </style:style>
    <style:style style:name="P7" style:family="paragraph">
      <loext:graphic-properties draw:fill="solid" draw:fill-color="#ffffff"/>
      <style:paragraph-properties fo:margin-top="0cm" fo:margin-bottom="0cm" fo:line-height="0.75cm" fo:text-align="center"/>
      <style:text-properties style:font-name="Pretendo" fo:font-size="12pt" style:font-size-asian="12pt" style:font-size-complex="12pt"/>
    </style:style>
    <style:style style:name="T1" style:family="text">
      <style:text-properties style:font-name="Pretendo" fo:font-size="30pt" style:font-size-asian="30pt" style:font-size-complex="30pt"/>
    </style:style>
    <style:style style:name="T2" style:family="text">
      <style:text-properties style:font-name="Pretendo" fo:font-size="11pt" style:font-size-asian="11pt" style:font-size-complex="11pt"/>
    </style:style>
    <style:style style:name="T3" style:family="text">
      <style:text-properties style:font-name="Pretend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25cm" svg:y1="14.4cm" svg:x2="4.25cm" svg:y2="1cm">
          <text:p/>
        </draw:line>
        <draw:line draw:style-name="gr1" draw:text-style-name="P1" draw:layer="layout" svg:x1="8.25cm" svg:y1="14.4cm" svg:x2="8.25cm" svg:y2="1cm">
          <text:p/>
        </draw:line>
        <draw:line draw:style-name="gr1" draw:text-style-name="P1" draw:layer="layout" svg:x1="12.05cm" svg:y1="14.4cm" svg:x2="12.05cm" svg:y2="1cm">
          <text:p/>
        </draw:line>
        <draw:line draw:style-name="gr1" draw:text-style-name="P1" draw:layer="layout" svg:x1="16.15cm" svg:y1="14.4cm" svg:x2="16.15cm" svg:y2="1cm">
          <text:p/>
        </draw:line>
        <draw:line draw:style-name="gr1" draw:text-style-name="P1" draw:layer="layout" svg:x1="2cm" svg:y1="10.15cm" svg:x2="18.3cm" svg:y2="10.15cm">
          <text:p/>
        </draw:line>
        <draw:line draw:style-name="gr1" draw:text-style-name="P1" draw:layer="layout" svg:x1="2cm" svg:y1="6.65cm" svg:x2="18.3cm" svg:y2="6.65cm">
          <text:p/>
        </draw:line>
        <draw:line draw:style-name="gr1" draw:text-style-name="P1" draw:layer="layout" svg:x1="2cm" svg:y1="3.25cm" svg:x2="18.3cm" svg:y2="3.25cm">
          <text:p/>
        </draw:line>
        <draw:custom-shape draw:style-name="gr2" draw:text-style-name="P3" draw:layer="layout" svg:width="2.1cm" svg:height="2.1cm" svg:x="3.2cm" svg:y="2.2cm">
          <text:p text:style-name="P2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cm" svg:height="2.1cm" svg:x="7.2cm" svg:y="2.2cm">
          <text:p text:style-name="P2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cm" svg:height="2.1cm" svg:x="11cm" svg:y="2.2cm">
          <text:p text:style-name="P2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cm" svg:height="2.1cm" svg:x="15.1cm" svg:y="2.2cm">
          <text:p text:style-name="P2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cm" svg:height="2.1cm" svg:x="3.2cm" svg:y="5.6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cm" svg:height="2.1cm" svg:x="7.2cm" svg:y="5.6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cm" svg:height="2.1cm" svg:x="11cm" svg:y="5.6cm">
          <text:p text:style-name="P2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cm" svg:height="2.1cm" svg:x="15.1cm" svg:y="5.6cm">
          <text:p text:style-name="P2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cm" svg:height="2.1cm" svg:x="3.2cm" svg:y="9.1cm">
          <text:p text:style-name="P2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cm" svg:height="2.1cm" svg:x="7.2cm" svg:y="9.1cm">
          <text:p text:style-name="P2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cm" svg:height="2.1cm" svg:x="11cm" svg:y="9.1cm">
          <text:p text:style-name="P2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cm" svg:height="2.1cm" svg:x="15.1cm" svg:y="9.1cm">
          <text:p text:style-name="P2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25cm" svg:y1="28.7cm" svg:x2="4.25cm" svg:y2="14.7cm">
          <text:p/>
        </draw:line>
        <draw:line draw:style-name="gr1" draw:text-style-name="P1" draw:layer="layout" svg:x1="8.25cm" svg:y1="28.7cm" svg:x2="8.25cm" svg:y2="14.6cm">
          <text:p/>
        </draw:line>
        <draw:line draw:style-name="gr1" draw:text-style-name="P1" draw:layer="layout" svg:x1="12.05cm" svg:y1="28.7cm" svg:x2="12.05cm" svg:y2="14.6cm">
          <text:p/>
        </draw:line>
        <draw:line draw:style-name="gr1" draw:text-style-name="P1" draw:layer="layout" svg:x1="16.15cm" svg:y1="28.7cm" svg:x2="16.15cm" svg:y2="14.7cm">
          <text:p/>
        </draw:line>
        <draw:line draw:style-name="gr1" draw:text-style-name="P1" draw:layer="layout" svg:x1="2cm" svg:y1="25.85cm" svg:x2="18.3cm" svg:y2="25.85cm">
          <text:p/>
        </draw:line>
        <draw:line draw:style-name="gr1" draw:text-style-name="P1" draw:layer="layout" svg:x1="2cm" svg:y1="22.35cm" svg:x2="18.3cm" svg:y2="22.35cm">
          <text:p/>
        </draw:line>
        <draw:line draw:style-name="gr1" draw:text-style-name="P1" draw:layer="layout" svg:x1="2cm" svg:y1="18.95cm" svg:x2="18.3cm" svg:y2="18.95cm">
          <text:p/>
        </draw:line>
        <draw:custom-shape draw:style-name="gr2" draw:text-style-name="P3" draw:layer="layout" svg:width="2.1cm" svg:height="2.1cm" svg:x="3.2cm" svg:y="17.9cm">
          <text:p text:style-name="P2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cm" svg:height="2.1cm" svg:x="7.2cm" svg:y="17.9cm">
          <text:p text:style-name="P2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cm" svg:height="2.1cm" svg:x="11cm" svg:y="17.9cm">
          <text:p text:style-name="P2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cm" svg:height="2.1cm" svg:x="15.1cm" svg:y="17.9cm">
          <text:p text:style-name="P2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cm" svg:height="2.1cm" svg:x="3.2cm" svg:y="21.3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cm" svg:height="2.1cm" svg:x="7.2cm" svg:y="21.3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cm" svg:height="2.1cm" svg:x="11cm" svg:y="21.3cm">
          <text:p text:style-name="P2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cm" svg:height="2.1cm" svg:x="15.1cm" svg:y="21.3cm">
          <text:p text:style-name="P2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cm" svg:height="2.1cm" svg:x="3.2cm" svg:y="24.8cm">
          <text:p text:style-name="P2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cm" svg:height="2.1cm" svg:x="7.2cm" svg:y="24.8cm">
          <text:p text:style-name="P2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cm" svg:height="2.1cm" svg:x="11cm" svg:y="24.8cm">
          <text:p text:style-name="P2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cm" svg:height="2.1cm" svg:x="15.1cm" svg:y="24.8cm">
          <text:p text:style-name="P2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cm" svg:y1="16.35cm" svg:x2="18.3cm" svg:y2="16.35cm">
          <text:p/>
        </draw:line>
        <draw:custom-shape draw:style-name="gr3" draw:text-style-name="P5" draw:layer="layout" svg:width="2.1cm" svg:height="2.1cm" svg:x="3.2cm" svg:y="15.3cm">
          <text:p text:style-name="P4"><text:span text:style-name="T2">ST</text:span><text:span text:style-name="T2">AR</text:span>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1cm" svg:height="2.1cm" svg:x="7.2cm" svg:y="15.3cm">
          <text:p text:style-name="P4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2.1cm" svg:height="2.1cm" svg:x="11cm" svg:y="15.3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1cm" svg:height="2.1cm" svg:x="11cm" svg:y="15.3cm">
          <text:p text:style-name="P4"><text:span text:style-name="T2">SEL</text:span><text:span text:style-name="T2">EC</text:span>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1cm" svg:height="2.1cm" svg:x="15.1cm" svg:y="15.3cm">
          <text:p text:style-name="P4"><text:span text:style-name="T2">SE</text:span><text:span text:style-name="T2">LE</text:span><text:span text:style-name="T2">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cm" svg:y1="12.75cm" svg:x2="18.3cm" svg:y2="12.75cm">
          <text:p/>
        </draw:line>
        <draw:custom-shape draw:style-name="gr3" draw:text-style-name="P5" draw:layer="layout" svg:width="2.1cm" svg:height="2.1cm" svg:x="3.2cm" svg:y="11.7cm">
          <text:p text:style-name="P4"><text:span text:style-name="T2">ST</text:span><text:span text:style-name="T2">AR</text:span>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1cm" svg:height="2.1cm" svg:x="7.2cm" svg:y="11.7cm">
          <text:p text:style-name="P4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2.1cm" svg:height="2.1cm" svg:x="11cm" svg:y="11.7cm">
          <text:p text:style-name="P6"><text:span text:style-name="T3">ST</text:span><text:span text:style-name="T3">AR</text:span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1cm" svg:height="2.1cm" svg:x="11cm" svg:y="11.7cm">
          <text:p text:style-name="P4"><text:span text:style-name="T2">SEL</text:span><text:span text:style-name="T2">EC</text:span>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1cm" svg:height="2.1cm" svg:x="15.1cm" svg:y="11.7cm">
          <text:p text:style-name="P4"><text:span text:style-name="T2">SEL</text:span><text:span text:style-name="T2">EC</text:span>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etendo" svg:font-family="Pretend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4T13:14:07.366664217</meta:creation-date>
    <meta:print-date>2018-02-04T14:21:12.503581003</meta:print-date>
    <dc:date>2018-03-24T13:51:30.993672643</dc:date>
    <meta:editing-duration>PT10M22S</meta:editing-duration>
    <meta:editing-cycles>4</meta:editing-cycles>
    <meta:generator>LibreOffice/5.4.5.1$Linux_X86_64 LibreOffice_project/40m0$Build-1</meta:generator>
    <meta:document-statistic meta:object-count="50"/>
  </office:meta>
</office:document-meta>
</file>